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Standard">Colonial Name</text:p>
          </table:table-cell>
          <table:table-cell table:style-name="Table1.A1" office:value-type="string">
            <text:p text:style-name="Standard">European Name</text:p>
          </table:table-cell>
          <table:table-cell table:style-name="Table1.C1" office:value-type="string">
            <text:p text:style-name="Standard">Treaty</text:p>
          </table:table-cell>
        </table:table-row>
        <table:table-row>
          <table:table-cell table:style-name="Table1.A2" office:value-type="string">
            <text:p text:style-name="Standard">King William's War</text:p>
          </table:table-cell>
          <table:table-cell table:style-name="Table1.A2" office:value-type="string">
            <text:p text:style-name="Standard">War of the League of Augsburg</text:p>
          </table:table-cell>
          <table:table-cell table:style-name="Table1.C2" office:value-type="string">
            <text:p text:style-name="Standard">Peace of Ryswick</text:p>
          </table:table-cell>
        </table:table-row>
        <table:table-row>
          <table:table-cell table:style-name="Table1.A2" office:value-type="string">
            <text:p text:style-name="Standard">Queen Anne's War</text:p>
          </table:table-cell>
          <table:table-cell table:style-name="Table1.A2" office:value-type="string">
            <text:p text:style-name="Standard">War of Spanish Succession</text:p>
          </table:table-cell>
          <table:table-cell table:style-name="Table1.C2" office:value-type="string">
            <text:p text:style-name="Standard">Peace of Utrecht</text:p>
          </table:table-cell>
        </table:table-row>
        <table:table-row>
          <table:table-cell table:style-name="Table1.A2" office:value-type="string">
            <text:p text:style-name="Standard">War of Jenkin's Ear</text:p>
          </table:table-cell>
          <table:table-cell table:style-name="Table1.A2" office:value-type="string">
            <text:p text:style-name="Standard">War of Jenkin's Ear</text:p>
          </table:table-cell>
          <table:table-cell table:style-name="Table1.C2" office:value-type="string">
            <text:p text:style-name="Standard">None</text:p>
          </table:table-cell>
        </table:table-row>
        <table:table-row>
          <table:table-cell table:style-name="Table1.A2" office:value-type="string">
            <text:p text:style-name="Standard">King George's War</text:p>
          </table:table-cell>
          <table:table-cell table:style-name="Table1.A2" office:value-type="string">
            <text:p text:style-name="Standard">War of Austrian Succession</text:p>
          </table:table-cell>
          <table:table-cell table:style-name="Table1.C2" office:value-type="string">
            <text:p text:style-name="Standard">Treaty of Aix-la-Chapelle</text:p>
          </table:table-cell>
        </table:table-row>
        <table:table-row>
          <table:table-cell table:style-name="Table1.A2" office:value-type="string">
            <text:p text:style-name="Standard">French and Indian War</text:p>
          </table:table-cell>
          <table:table-cell table:style-name="Table1.A2" office:value-type="string">
            <text:p text:style-name="Standard">Seven Years War</text:p>
          </table:table-cell>
          <table:table-cell table:style-name="Table1.C2" office:value-type="string">
            <text:p text:style-name="Standard">Treaty of Paris 1763</text:p>
          </table:table-cell>
        </table:table-row>
      </table:table>
      <text:p text:style-name="Standard"/>
      <text:p text:style-name="Standard">Discuss the colonial wars, 1689-1763.</text:p>
      <text:p text:style-name="Standard"/>
      <text:p text:style-name="Standard">Between 1689 and 1783, there were 5 wars fought in North America and Europe. These wars ended with the Peace of Paris in 1763 and with English control of all the French holdings in America. The wars all but one had different names, depending on whether you were in Europe or in North America. The wars were fought between the English, the French, and the Spanish. These wars could have been called the first world wars, because they were fought in numerous countries all over the world. When warships from different countries met on the high seas, battles ensued. These wars were fought in Europe, North America, the Caribbean, the Pacific, South America, India, Africa, and other places. The first war known to the American colonists, as King William's War, and to the Europeans as the War of the League of Augsburg, occurred between 1689 and 1697. The English king made it his life's duty to stop the expansion of the French. Back when he was king of the Dutch, he had fought the French to a standstill, the French were under control of King Louis XIV. The problem between King William and the English colonists, was King William didn't really care about the colonies. The only reason King William cared about the colonies, was because he could use them to bug King Louis. In this war, England was not going to send any troops to help the American colonists, they were on their own in their fight against the French Canadians and the Indian allies they had. Louis XIV gave William the opening he was waiting for to fight the French. In 1689, the French King claimed the right to take possession of Augsburg, the wealthy valuable Germanic state with the Danube river. This war, the League of Augsburg, was French vs. the English, Dutch, Spanish, Sweden. </text:p>
      <text:p text:style-name="Standard">The war began with a series of raids and attacks on New York settlements. The French also began to attack merchant ships coming out of Massachusetts. A group of elite merchant went and captured port royal from french in 1690. Peace was made with the Peace of Ryswick. English give Port Royal back to the French. This infuriated American colonists, they spilled their blood to capture it for the English. The colonists are reminded their interests are subordinate to the English. </text:p>
      <text:p text:style-name="Standard">The next war comes along in 1702 and lasts until 1713. Europe is war of Spanish Succession, in America it's Queen Anne's War. Queen of England led to declare war against America. In 1700, the King of Spain died from suffocation with no heir. King Louis XIV belonged to same dynasty as the King of Spain. Louis wanted son to become King of Spain. France took colonies more serious than the English. During the short peace between the wars, the french explored and mapped from the gulf of Mexico all the way up to Illinois territory. They got to know the area and the inhabitants. The Carolinians had enemies with some Indian tribes. They also had allies, the Creeks and the Cherokees. The Creeks and the Cherokees also fought with the allies of the French. It kept that whole area, in what the french termed petite guerre, or little war. Up north the french and their allies in 1704 just about wiped out the town of Dearfield Massachusetts. Killed most of the people, captured the rest. Once again, they sailed up to port royal to try to take it, they failed the first time. They finally captured it in October 1710. At the peace of Utrecht in 1713, the British kept Port Royal and all of Arcadia, they renamed it Nova Scotia. The French are forced to retreat to the Cape Breton Island, where they built fort louisbourg.</text:p>
      <text:p text:style-name="Standard"><text:soft-page-break/>The next war was the war of Jenkin's Ear, 1739-1744. It didn't end in a treaty. The British become anti-Spanish in their feelings. It was mostly due to trade disputes. Sea captain Jenkins made matters worse. British gained certain rights, they could sell African slaves and other goods. Spain didn't want this. They started searching British ships heavily. Accounts of the Spanish brutality inflamed the public. Jenkins walks into Parliament with a box. He opens the box and shows them a member of Parliament's left ear, cut off by the Spanish. People of Parliament become incensed and war breaks out.</text:p>
      <text:p text:style-name="Standard">Georgia governer,</text:p>
      <text:p text:style-name="Standard">James Oglethorpe decides to take florida from the spanish. In 1740, he attacked florida with 7 ships and 2000 troops. The troops were made up from men from Georgia, Carolina, and some Indian allies. Oglethorpe's men capture the village Mose, and city of St. Augustine. They failed to take Fort San Marcos. Some of the spanish troops sneak out of San Marcos and retake the village of Mose. At the same time, spanish and cuba refueled San Marcos. Oglethorpe retreats back to Georgia. In 1741, a british expedition heads down to Cartagen~a, and there is 3600 colonists with them. They attack the fortress and over half the colonists die, between the fighting and the smallpox. Once again, the british retreat back to the british colonies. In 1744, Great Britin and France begin fighting again, which becomes King George's War. This goes on until 1748. This war starts in Europe and spills over into America. When Governer William Shirley of Massachusetts decides it's time to attack the fortress at Louisberg. Shirley compiles an expidition, some 4000 farmers and soldiers, and with the help of the british navy, they attack in April of 1745. The French Garrison in Louisberg hold out until June of 1745, and then surrender. The war then turns back to border skirmishes and raids along the frontier. The city of Saratoga is almost wiped out. The French recognized the importance of fort Louisberg as well. So they send a fleet a ships, 76 ships to be precise. They leave France to retake the fortress of Louisberg. They ran into savage seas on the way. After 3 months at sea, they're not even halfway across the atlantic, and they've already lost 3000 men, mostly to disease. They abort the mission and head back to France. The British Parliament allowed British naval officers to use what is called impressment to fulfill their manpower needs. Impressment is the taking of men involuntarily to serve on the British warships. Admiral Charles Knowles of the H.M.S. Lark came into Boston. He started to use impressment, however, the Boston citizens came out and protested, they took British captains hostage. They surrounded the governers office, so he called the militia. The problem was, the militia in the town was them. Admiral Knowles threatens to take his warships and bombard the city. After a few days of negotiations and gives in. He returns the Bostonians to their homes. Bostonians weren't like other colonies, they shed their blood for them. In 1748, at the Treaty of Aix-la-Chapelle, once again, without informing the colonists, the British return all land taken to the French, and vice-versa. So essentially, nothing was gained from the war.</text:p>
      <text:p text:style-name="Standard">The next war, the French and Indian war/7 years war. This was truly a global war, it was fought all over the world, wherever there were colonies. It was England and Prussia versus France and Austria. England had to pay Prussia to enter the war on their side. It's the middle colonies that will get the brunt of the fighting this time. It's during this time that the Governor of Pennsylvania gave Pennsylvania to a pro-war party. The difference in this war was Britans determination to keep whatever land they conq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13T10:01:53.11</meta:creation-date>
    <meta:generator>OpenOffice/4.1.3$Win32 OpenOffice.org_project/413m1$Build-9783</meta:generator>
    <dc:date>2017-10-16T10:45:06.38</dc:date>
    <dc:creator>Timothy Cayer</dc:creator>
    <meta:editing-duration>PT1H9M7S</meta:editing-duration>
    <meta:editing-cycles>8</meta:editing-cycles>
    <meta:document-statistic meta:table-count="1" meta:image-count="0" meta:object-count="0" meta:page-count="2" meta:paragraph-count="26" meta:word-count="1327" meta:character-count="7693"/>
  </office:meta>
</office:document-meta>
</file>